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 style:list-style-name="L1">
      <style:paragraph-properties style:writing-mode="lr-tb"/>
    </style:style>
    <style:style style:name="P4" style:family="paragraph" style:parent-style-name="Preformatted_20_Text">
      <style:paragraph-properties fo:margin-top="0cm" fo:margin-bottom="0.499cm" fo:text-align="start" style:justify-single-word="false" style:writing-mode="lr-tb"/>
      <style:text-properties fo:language="en" fo:country="none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language="en" fo:country="none"/>
    </style:style>
    <style:style style:name="T1" style:family="text">
      <style:text-properties fo:font-weight="bold"/>
    </style:style>
    <style:style style:name="T2" style:family="text">
      <style:text-properties fo:language="en" fo:country="none"/>
    </style:style>
    <style:style style:name="T3" style:family="text">
      <style:text-properties style:font-name="sans-serif" fo:font-size="1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</text:p>
      <text:p text:style-name="Standard">Q1- Who ? Larry Page and Sergey Brin</text:p>
      <text:p text:style-name="Standard"><text:s text:c="7"/>When ? 1998</text:p>
      <text:p text:style-name="Standard"><text:s text:c="7"/>Where ? Silicon Valley California</text:p>
      <text:p text:style-name="Standard"/>
      <text:p text:style-name="Standard"/>
      <text:p text:style-name="Standard">Q2- In June 2005, <text:span text:style-name="T1">Google was</text:span> valued at nearly $52 billion, making it one of the <text:span text:style-name="T1">world's biggest</text:span> media companies by stock market value </text:p>
      <text:p text:style-name="Standard"/>
      <text:p text:style-name="Standard">Q3- verb</text:p>
      <text:p text:style-name="Standard"/>
      <text:p text:style-name="Standard">Q4- 85%</text:p>
      <text:p text:style-name="Standard"/>
      <text:p text:style-name="Standard">Q5-Alphabet <text:span text:style-name="T1">Inc</text:span> </text:p>
      <text:p text:style-name="Standard"/>
      <text:p text:style-name="Standard">Q6- August 19, 2004 </text:p>
      <text:p text:style-name="Standard"/>
      <text:p text:style-name="Standard">Q7-</text:p>
      <text:section text:style-name="Sect1" text:name="tw-target">
        <text:section text:style-name="Sect1" text:name="kAz1tf">
          <text:section text:style-name="Sect1" text:name="tw-target-text-container">
            <text:p text:style-name="P4"><text:bookmark text:name="tw-target-text"/>The name of the company Google originates from the mathematical term "googol", which designates 10 to the power of 100, that is to say a number beginning with 1 followed by one hundred zeros</text:p>
          </text:section>
        </text:section>
      </text:section>
      <text:p text:style-name="P5"/>
      <text:p text:style-name="P5"><text:bookmark text:name="tw-target-text1"/><text:bookmark text:name="tw-target-text-container"/>Q8-The blue in the G represents confidence, strength, reliability.</text:p>
      <text:p text:style-name="P1"><text:span text:style-name="T2">The red in the first O and the E convey youth, daring and emotion as well as excitement.</text:span> <text:s text:c="2"/></text:p>
      <text:p text:style-name="P5">The orange in the second O speaks of optimism, warmth and clarity.</text:p>
      <text:p text:style-name="P5">The green in the L symbolizes serenity, growth and health.</text:p>
      <text:p text:style-name="P5"/>
      <text:p text:style-name="P1"><text:bookmark text:name="tw-target-rmn"/><text:span text:style-name="T2">Q9- </text:span><text:span text:style-name="Emphasis"><text:span text:style-name="T2">« Don’t be evil »</text:span></text:span><text:span text:style-name="T2"> old slogan</text:span></text:p>
      <text:p text:style-name="P1"><text:span text:style-name="Emphasis"><text:span text:style-name="T2">«</text:span></text:span><text:span text:style-name="T2">Do the right thing </text:span><text:span text:style-name="Emphasis"><text:span text:style-name="T2">» actual slogan</text:span></text:span></text:p>
      <text:p text:style-name="P1"><text:span text:style-name="Emphasis"><text:span text:style-name="T2"/></text:span></text:p>
      <text:p text:style-name="P1"><text:span text:style-name="Emphasis"><text:span text:style-name="T2">Q10- google home</text:span></text:span></text:p>
      <text:p text:style-name="P1"><text:span text:style-name="Emphasis"><text:span text:style-name="T2"><text:s text:c="5"/>pixels buds</text:span></text:span></text:p>
      <text:p text:style-name="P1"><text:span text:style-name="Emphasis"><text:span text:style-name="T2"><text:s text:c="5"/>fitbit</text:span></text:span></text:p>
      <text:p text:style-name="P1"><text:span text:style-name="Emphasis"><text:span text:style-name="T2"><text:s text:c="5"/>google Smartphone</text:span></text:span></text:p>
      <text:p text:style-name="P1"><text:span text:style-name="Emphasis"><text:span text:style-name="T2"><text:s text:c="5"/>google chromecast black</text:span></text:span></text:p>
      <text:p text:style-name="P1"><text:span text:style-name="Emphasis"><text:span text:style-name="T2"><text:s text:c="5"/>routeur google nest wifi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oft-page-break/>a- goggles 7</text:p>
      <text:p text:style-name="Standard">b-headquarters 9</text:p>
      <text:p text:style-name="Standard">c- gizmo 5</text:p>
      <text:p text:style-name="Standard">d-laid-back 2</text:p>
      <text:p text:style-name="Standard">e- ethos 4</text:p>
      <text:p text:style-name="Standard">f-flurry 8</text:p>
      <text:p text:style-name="Standard">g-adorned 3</text:p>
      <text:p text:style-name="Standard">h- weary 6</text:p>
      <text:p text:style-name="Standard">i- to unwind 1</text:p>
      <text:p text:style-name="Standard">j- subsized 10</text:p>
      <text:p text:style-name="Standard"/>
      <text:p text:style-name="Standard">1-décompresser</text:p>
      <text:p text:style-name="Standard">2-décontracté</text:p>
      <text:p text:style-name="Standard">3-décoré</text:p>
      <text:p text:style-name="Standard">4-éthique</text:p>
      <text:p text:style-name="Standard">5-gadget</text:p>
      <text:p text:style-name="Standard">6-las, fatigué</text:p>
      <text:p text:style-name="Standard">7-lunettes (ski, aviateur…)</text:p>
      <text:p text:style-name="Standard">8-rafale</text:p>
      <text:p text:style-name="Standard">9-siège</text:p>
      <text:p text:style-name="Standard">10-subventionné</text:p>
      <text:p text:style-name="Standard"/>
      <text:p text:style-name="Standard">class 8 ex 2</text:p>
      <text:p text:style-name="Standard"/>
      <text:p text:style-name="P2"><text:span text:style-name="T3">A) BE YOURSELF p1 2</text:span></text:p>
      <text:p text:style-name="P2"><text:span text:style-name="T3">B) DOGS ALLOWED p9 6</text:span></text:p>
      <text:p text:style-name="P2"><text:span text:style-name="T3">C) HANDS-ON CARE p8 8</text:span></text:p>
      <text:p text:style-name="P2"><text:span text:style-name="T3">D) KIDS' PLAY p7 9</text:span></text:p>
      <text:p text:style-name="P2"><text:span text:style-name="T3">E) MARCHING ON ITS STOMACH p6 5</text:span></text:p>
      <text:p text:style-name="P2"><text:span text:style-name="T3">F) RULING THE NET p5 4</text:span></text:p>
      <text:p text:style-name="P2"><text:span text:style-name="T3">G) GOOD-HAIR DAYS p4 3</text:span></text:p>
      <text:p text:style-name="P2"><text:span text:style-name="T3">H) GOOGLER WITH GOGGLES p2 <text:s/>1</text:span></text:p>
      <text:p text:style-name="P2"><text:span text:style-name="T3">I) HANGING OUT p3 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eva lesaffre</meta:initial-creator>
    <meta:creation-date>2021-04-08T11:29:04.68</meta:creation-date>
    <dc:date>2021-04-08T17:46:18.02</dc:date>
    <dc:creator>maeva lesaffre</dc:creator>
    <meta:editing-duration>PT1H40M37S</meta:editing-duration>
    <meta:editing-cycles>14</meta:editing-cycles>
    <meta:generator>OpenOffice/4.1.5$Win32 OpenOffice.org_project/415m1$Build-9789</meta:generator>
    <meta:document-statistic meta:table-count="0" meta:image-count="0" meta:object-count="0" meta:page-count="2" meta:paragraph-count="53" meta:word-count="258" meta:character-count="1407"/>
  </office:meta>
</office:document-meta>
</file>